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48de" officeooo:paragraph-rsid="001348de" style:font-weight-asian="bold" style:font-weight-complex="bold"/>
    </style:style>
    <style:style style:name="P2" style:family="paragraph" style:parent-style-name="Standard">
      <style:text-properties fo:font-weight="normal" officeooo:rsid="001348de" officeooo:paragraph-rsid="001348de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348de" officeooo:paragraph-rsid="001348de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1348de" officeooo:paragraph-rsid="001348de" style:font-weight-asian="normal" style:font-weight-complex="normal"/>
    </style:style>
    <style:style style:name="P5" style:family="paragraph" style:parent-style-name="Standard" style:list-style-name="L3">
      <style:text-properties fo:font-weight="normal" officeooo:rsid="001348de" officeooo:paragraph-rsid="001348de" style:font-weight-asian="normal" style:font-weight-complex="normal"/>
    </style:style>
    <style:style style:name="P6" style:family="paragraph" style:parent-style-name="Standard" style:list-style-name="L4">
      <style:text-properties fo:font-weight="normal" officeooo:rsid="001348de" officeooo:paragraph-rsid="001348d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ategy</text:p>
      <text:p text:style-name="P1"/>
      <text:p text:style-name="P2">Goals:</text:p>
      <text:list xml:id="list1284048083447403404" text:style-name="L1">
        <text:list-item>
          <text:p text:style-name="P3">Suggest suitable rental cars for customer</text:p>
        </text:list-item>
        <text:list-item>
          <text:p text:style-name="P3">good user experience</text:p>
        </text:list-item>
        <text:list-item>
          <text:p text:style-name="P3">ensure customer chooses most appropriate rental</text:p>
        </text:list-item>
      </text:list>
      <text:p text:style-name="P2">User Constituents:</text:p>
      <text:list xml:id="list5525484803814473688" text:style-name="L2">
        <text:list-item>
          <text:p text:style-name="P4">Single Adults</text:p>
        </text:list-item>
        <text:list-item>
          <text:p text:style-name="P4">students</text:p>
        </text:list-item>
        <text:list-item>
          <text:p text:style-name="P4">tourists/holidayers</text:p>
        </text:list-item>
        <text:list-item>
          <text:p text:style-name="P4">families/parents</text:p>
        </text:list-item>
        <text:list-item>
          <text:p text:style-name="P4">Members</text:p>
        </text:list-item>
      </text:list>
      <text:p text:style-name="P2">Usage Context:</text:p>
      <text:list xml:id="list186287200791691289" text:style-name="L3">
        <text:list-item>
          <text:p text:style-name="P5">Desktop</text:p>
        </text:list-item>
        <text:list-item>
          <text:p text:style-name="P5">Mobile</text:p>
        </text:list-item>
        <text:list-item>
          <text:p text:style-name="P5">Airports</text:p>
        </text:list-item>
      </text:list>
      <text:p text:style-name="P2"/>
      <text:p text:style-name="P1">Scope</text:p>
      <text:p text:style-name="P1"/>
      <text:list xml:id="list1164391292563587746" text:style-name="L4">
        <text:list-item>
          <text:p text:style-name="P6">search</text:p>
        </text:list-item>
        <text:list-item>
          <text:p text:style-name="P6">compare</text:p>
        </text:list-item>
        <text:list-item>
          <text:p text:style-name="P6">review spec</text:p>
        </text:list-item>
        <text:list-item>
          <text:p text:style-name="P6">rent</text:p>
        </text:list-item>
        <text:list-item>
          <text:p text:style-name="P6">for how long</text:p>
        </text:list-item>
        <text:list-item>
          <text:p text:style-name="P6">where to pick up</text:p>
        </text:list-item>
        <text:list-item>
          <text:p text:style-name="P6">rate</text:p>
        </text:list-item>
        <text:list-item>
          <text:p text:style-name="P6">review</text:p>
        </text:list-item>
        <text:list-item>
          <text:p text:style-name="P6">browse</text:p>
        </text:list-item>
      </text:list>
      <text:p text:style-name="P2"/>
      <text:p text:style-name="P2">See Balsamiq files for Structure, Skeleton and Surfa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07:11:56.297227000</meta:creation-date>
    <dc:date>2016-09-13T07:22:27.955784000</dc:date>
    <meta:editing-duration>PT14S</meta:editing-duration>
    <meta:editing-cycles>1</meta:editing-cycles>
    <meta:document-statistic meta:table-count="0" meta:image-count="0" meta:object-count="0" meta:page-count="1" meta:paragraph-count="26" meta:word-count="74" meta:character-count="391" meta:non-whitespace-character-count="362"/>
    <meta:generator>LibreOffice/5.1.2.2$MacOSX_X86_64 LibreOffice_project/d3bf12ecb743fc0d20e0be0c58ca359301eb705f</meta:generator>
  </office:meta>
</office:document-meta>
</file>